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d320" draw:textarea-horizontal-align="center" draw:textarea-vertical-align="middle"/>
    </style:style>
    <style:style style:name="gr9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99" draw:textarea-horizontal-align="left" draw:textarea-vertical-align="top"/>
    </style:style>
    <style:style style:name="gr11" style:family="graphic" style:parent-style-name="standard">
      <style:graphic-properties draw:fill="solid" draw:fill-color="#ffffff" draw:textarea-horizontal-align="left" draw:textarea-vertical-align="top"/>
    </style:style>
    <style:style style:name="gr12" style:family="graphic" style:parent-style-name="standard">
      <style:graphic-properties draw:fill="solid" draw:fill-color="#ffff99" draw:textarea-horizontal-align="center" draw:textarea-vertical-align="middle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style:use-window-font-color="true"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271cm" svg:height="6.1cm" svg:x="1cm" svg:y="10.4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9.8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2.04cm" svg:y="1.6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2.04cm" svg:y="1cm">
          <text:p text:style-name="P3"><text:span text:style-name="T2">Task Group</text:span></text:p>
        </draw:rect>
        <draw:rect draw:style-name="gr1" draw:text-style-name="P2" draw:layer="layout" svg:width="2.8cm" svg:height="1.854cm" svg:x="6.8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6.8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7.1cm" svg:y="2.4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5.6cm" svg:y="5.6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5.6cm" svg:y="5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3.35cm" svg:y="12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6.8cm" svg:y="2.3cm">
          <text:p/>
        </draw:circle>
        <draw:connector draw:style-name="gr4" draw:text-style-name="P3" draw:layer="layout" draw:type="curve" svg:x1="6.8cm" svg:y1="2.414cm" svg:x2="3.635cm" svg:y2="9.8cm" draw:start-shape="id1" draw:start-glue-point="3" draw:end-shape="id2" draw:end-glue-point="0" svg:d="m6800 2414c-2110 0-3165 2462-3165 7386">
          <text:p/>
        </draw:connector>
        <draw:circle draw:style-name="gr3" draw:text-style-name="P3" xml:id="id3" draw:id="id3" draw:layer="layout" svg:width="0.229cm" svg:height="0.229cm" svg:x="9.5cm" svg:y="2.6cm">
          <text:p/>
        </draw:circle>
        <draw:connector draw:style-name="gr4" draw:text-style-name="P3" draw:layer="layout" draw:type="curve" svg:x1="9.729cm" svg:y1="2.714cm" svg:x2="12.04cm" svg:y2="1.305cm" draw:start-shape="id3" draw:start-glue-point="1" draw:end-shape="id4" svg:d="m9729 2714c1734 0 579-1409 2311-1409">
          <text:p/>
        </draw:connector>
        <draw:circle draw:style-name="gr3" draw:text-style-name="P3" xml:id="id5" draw:id="id5" draw:layer="layout" svg:width="0.229cm" svg:height="0.229cm" svg:x="15.5cm" svg:y="6.2cm">
          <text:p/>
        </draw:circle>
        <draw:connector draw:style-name="gr4" draw:text-style-name="P3" draw:layer="layout" draw:type="curve" svg:x1="15.5cm" svg:y1="6.314cm" svg:x2="14.09cm" svg:y2="3.6cm" draw:start-shape="id5" draw:start-glue-point="3" draw:end-shape="id6" svg:d="m15500 6314c-940 0-1410-904-1410-2714">
          <text:p/>
        </draw:connector>
        <draw:circle draw:style-name="gr3" draw:text-style-name="P3" xml:id="id7" draw:id="id7" draw:layer="layout" svg:width="0.229cm" svg:height="0.229cm" svg:x="15.64cm" svg:y="2.6cm">
          <text:p/>
        </draw:circle>
        <draw:connector draw:style-name="gr4" draw:text-style-name="P3" draw:layer="layout" draw:type="curve" svg:x1="15.869cm" svg:y1="2.714cm" svg:x2="17.1cm" svg:y2="2.705cm" draw:start-shape="id7" draw:start-glue-point="1" draw:end-shape="id8" draw:end-glue-point="3" svg:d="m15869 2714c924 0 309-9 1231-9">
          <text:p/>
        </draw:connector>
        <draw:rect draw:style-name="gr1" draw:text-style-name="P2" draw:layer="layout" svg:width="3.76cm" svg:height="3.016cm" svg:x="20cm" svg:y="7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0cm" svg:y="7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2.3cm" svg:y="8.874cm">
          <text:p/>
        </draw:circle>
        <draw:circle draw:style-name="gr3" draw:text-style-name="P3" xml:id="id9" draw:id="id9" draw:layer="layout" svg:width="0.229cm" svg:height="0.229cm" svg:x="19.901cm" svg:y="8.475cm">
          <text:p/>
        </draw:circle>
        <draw:connector draw:style-name="gr4" draw:text-style-name="P3" draw:layer="layout" draw:type="curve" svg:x1="19.901cm" svg:y1="8.589cm" svg:x2="18.86cm" svg:y2="6.3cm" draw:start-shape="id9" draw:start-glue-point="3" draw:end-shape="id10" svg:d="m19901 8589c-780 0-260-2289-1041-2289">
          <text:p/>
        </draw:connector>
        <draw:connector draw:style-name="gr4" draw:text-style-name="P3" draw:layer="layout" draw:type="curve" svg:x1="22.529cm" svg:y1="8.988cm" svg:x2="24.675cm" svg:y2="12cm" draw:start-shape="id11" draw:start-glue-point="1" draw:end-shape="id12" svg:d="m22529 8988c1431 0 2146 1004 2146 3012">
          <text:p/>
        </draw:connector>
        <draw:rect draw:style-name="gr1" draw:text-style-name="P2" draw:layer="layout" svg:width="3cm" svg:height="1.431cm" svg:x="8.74cm" svg:y="13.8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8.74cm" svg:y="13.2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5.454cm" svg:y="13.371cm">
          <text:p/>
        </draw:circle>
        <draw:connector draw:style-name="gr4" draw:text-style-name="P3" draw:layer="layout" draw:type="curve" svg:x1="5.683cm" svg:y1="13.485cm" svg:x2="8.74cm" svg:y2="13.505cm" draw:start-shape="id13" draw:start-glue-point="1" draw:end-shape="id14" draw:end-glue-point="3" svg:d="m5683 13485c2293 0 765 20 3057 20">
          <text:p/>
        </draw:connector>
        <draw:rect draw:style-name="gr1" draw:text-style-name="P2" draw:layer="layout" svg:width="2.46cm" svg:height="2.204cm" svg:x="7.34cm" svg:y="4.096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.34cm" svg:y="3.596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1</text:span></text:p>
          </draw:text-box>
        </draw:frame>
        <draw:rect draw:style-name="gr1" draw:text-style-name="P2" draw:layer="layout" svg:width="3.5cm" svg:height="2.4cm" svg:x="8.6cm" svg:y="9.4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8.6cm" svg:y="8.8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8.54cm" svg:y="11.171cm">
          <text:p/>
        </draw:circle>
        <draw:connector draw:style-name="gr4" draw:text-style-name="P3" draw:layer="layout" draw:type="curve" svg:x1="8.54cm" svg:y1="11.285cm" svg:x2="6.271cm" svg:y2="10.105cm" draw:start-shape="id15" draw:start-glue-point="3" draw:end-shape="id2" svg:d="m8540 11285c-1701 0-567-1180-2269-1180">
          <text:p/>
        </draw:connector>
      </draw:page>
      <draw:page draw:name="page2" draw:style-name="dp1" draw:master-page-name="Default">
        <draw:rect draw:style-name="gr1" draw:text-style-name="P2" draw:layer="layout" svg:width="4cm" svg:height="4.4cm" svg:x="1cm" svg:y="1.7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4">evaluation_type_id</text:span></text:p>
          <text:p text:style-name="P1"><text:span text:style-name="T4">forecast_type_id</text:span></text:p>
          <text:p text:style-name="P1"><text:span text:style-name="T4"/></text:p>
        </draw:rect>
        <draw:rect draw:style-name="gr2" draw:text-style-name="P4" xml:id="id33" draw:id="id33" draw:layer="layout" svg:width="4cm" svg:height="0.61cm" svg:x="1cm" svg:y="1.1cm">
          <text:p text:style-name="P3"><text:span text:style-name="T2">Test Case</text:span></text:p>
        </draw:rect>
        <draw:rect draw:style-name="gr1" draw:text-style-name="P6" draw:layer="layout" svg:width="4.5cm" svg:height="4.871cm" svg:x="17.9cm" svg:y="6.329cm">
          <text:p text:style-name="P1"><text:span text:style-name="T5">forecast_actual_id</text:span></text:p>
          <text:p text:style-name="P1"><text:span text:style-name="T5">software_result_id</text:span></text:p>
          <text:p text:style-name="P1"><text:span text:style-name="T5">schedule_name</text:span></text:p>
          <text:p text:style-name="P1"><text:span text:style-name="T5">vaccine_group_id</text:span></text:p>
          <text:p text:style-name="P1"><text:span text:style-name="T5">admin_status</text:span></text:p>
          <text:p text:style-name="P1"><text:span text:style-name="T5">dose_number </text:span></text:p>
          <text:p text:style-name="P1"><text:span text:style-name="T5">valid_date </text:span></text:p>
          <text:p text:style-name="P1"><text:span text:style-name="T5">due_date</text:span></text:p>
          <text:p text:style-name="P1"><text:span text:style-name="T5">overdue_date </text:span></text:p>
          <text:p text:style-name="P1"><text:span text:style-name="T5">finished_date</text:span></text:p>
          <text:p text:style-name="P1"><text:span text:style-name="T5">vaccine_cvx</text:span></text:p>
          <text:p text:style-name="P1"><text:span text:style-name="T5">forecast_reason</text:span></text:p>
        </draw:rect>
        <draw:rect draw:style-name="gr2" draw:text-style-name="P4" xml:id="id29" draw:id="id29" draw:layer="layout" svg:width="4.5cm" svg:height="0.61cm" svg:x="17.9cm" svg:y="5.729cm">
          <text:p text:style-name="P3"><text:span text:style-name="T2">Forecast Actual</text:span></text:p>
        </draw:rect>
        <draw:rect draw:style-name="gr2" draw:text-style-name="P7" xml:id="id19" draw:id="id19" draw:layer="layout" svg:width="3.6cm" svg:height="0.61cm" svg:x="14.2cm" svg:y="11.611cm">
          <text:p text:style-name="P3"><text:span text:style-name="T6">Vaccine Group</text:span></text:p>
        </draw:rect>
        <draw:rect draw:style-name="gr1" draw:text-style-name="P6" xml:id="id25" draw:id="id25" draw:layer="layout" svg:width="4.5cm" svg:height="5.4cm" svg:x="17.9cm" svg:y="15.1cm">
          <text:p text:style-name="P1"><text:span text:style-name="T5">forecast_expected_id</text:span></text:p>
          <text:p text:style-name="P1"><text:span text:style-name="T5">test_case_id</text:span></text:p>
          <text:p text:style-name="P1"><text:span text:style-name="T5">author_user_id</text:span></text:p>
          <text:p text:style-name="P1"><text:span text:style-name="T5">updated_date</text:span></text:p>
          <text:p text:style-name="P1"><text:span text:style-name="T5">vaccine_group_id</text:span></text:p>
          <text:p text:style-name="P1"><text:span text:style-name="T5">admin status</text:span></text:p>
          <text:p text:style-name="P1"><text:span text:style-name="T5">dose_number</text:span></text:p>
          <text:p text:style-name="P1"><text:span text:style-name="T5">valid_date</text:span></text:p>
          <text:p text:style-name="P1"><text:span text:style-name="T5">due_date</text:span></text:p>
          <text:p text:style-name="P1"><text:span text:style-name="T5">overdue_date</text:span></text:p>
          <text:p text:style-name="P1"><text:span text:style-name="T5">finished_date</text:span></text:p>
          <text:p text:style-name="P1"><text:span text:style-name="T5">vaccine_cvx</text:span></text:p>
          <text:p text:style-name="P1"><text:span text:style-name="T5">forecast_reason</text:span></text:p>
        </draw:rect>
        <draw:rect draw:style-name="gr2" draw:text-style-name="P4" draw:layer="layout" svg:width="4.5cm" svg:height="0.61cm" svg:x="17.9cm" svg:y="14.5cm">
          <text:p text:style-name="P3"><text:span text:style-name="T2">Forecast Expected</text:span></text:p>
        </draw:rect>
        <draw:circle draw:style-name="gr8" draw:text-style-name="P3" xml:id="id16" draw:id="id16" draw:layer="layout" svg:width="0.229cm" svg:height="0.229cm" svg:x="17.79cm" svg:y="7.329cm">
          <text:p/>
        </draw:circle>
        <draw:connector draw:style-name="gr4" draw:text-style-name="P3" draw:layer="layout" draw:type="curve" svg:x1="17.79cm" svg:y1="7.443cm" svg:x2="17.1cm" svg:y2="6.2cm" draw:start-shape="id16" draw:start-glue-point="3" draw:end-shape="id17" draw:end-glue-point="1" svg:d="m17790 7443c-517 0-173-1243-690-1243">
          <text:p/>
        </draw:connector>
        <draw:circle draw:style-name="gr8" draw:text-style-name="P3" xml:id="id18" draw:id="id18" draw:layer="layout" svg:width="0.229cm" svg:height="0.229cm" svg:x="17.79cm" svg:y="7.729cm">
          <text:p/>
        </draw:circle>
        <draw:circle draw:style-name="gr8" draw:text-style-name="P3" xml:id="id20" draw:id="id20" draw:layer="layout" svg:width="0.229cm" svg:height="0.229cm" svg:x="17.8cm" svg:y="16.871cm">
          <text:p/>
        </draw:circle>
        <draw:connector draw:style-name="gr4" draw:text-style-name="P3" draw:layer="layout" draw:type="curve" svg:x1="17.79cm" svg:y1="7.843cm" svg:x2="16cm" svg:y2="11.611cm" draw:start-shape="id18" draw:start-glue-point="3" draw:end-shape="id19" draw:end-glue-point="0" svg:d="m17790 7843c-1194 0-1790 1256-1790 3768">
          <text:p/>
        </draw:connector>
        <draw:connector draw:style-name="gr4" draw:text-style-name="P3" draw:layer="layout" draw:type="curve" svg:x1="17.8cm" svg:y1="16.985cm" svg:x2="16cm" svg:y2="13.1cm" draw:start-shape="id20" draw:start-glue-point="3" draw:end-shape="id21" svg:d="m17800 16985c-1200 0-1800-1295-1800-3885">
          <text:p/>
        </draw:connector>
        <draw:custom-shape draw:style-name="gr9" draw:text-style-name="P8" draw:layer="layout" svg:width="0.991cm" svg:height="0.33cm" svg:x="20.609cm" svg:y="16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23" draw:id="id23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22" draw:start-glue-point="3" draw:end-shape="id23" draw:end-glue-point="3" svg:d="m12600 19477c-751 0-821-2182 140-2182">
          <text:p/>
        </draw:connector>
        <draw:rect draw:style-name="gr10" draw:text-style-name="P9" draw:layer="layout" svg:width="4.3cm" svg:height="1.531cm" svg:x="12.7cm" svg:y="18.8cm">
          <text:p text:style-name="P1"><text:span text:style-name="T8">test_panel_forecast_id</text:span></text:p>
          <text:p text:style-name="P1"><text:span text:style-name="T8">test_panel_case_id</text:span></text:p>
          <text:p text:style-name="P1"><text:span text:style-name="T8">forecast_expected_id</text:span></text:p>
          <text:p text:style-name="P1"><text:span text:style-name="T8"/></text:p>
        </draw:rect>
        <draw:rect draw:style-name="gr2" draw:text-style-name="P7" draw:layer="layout" svg:width="4.3cm" svg:height="0.61cm" svg:x="12.7cm" svg:y="18.2cm">
          <text:p text:style-name="P3"><text:span text:style-name="T6">Test Panel Forecast</text:span></text:p>
        </draw:rect>
        <draw:circle draw:style-name="gr8" draw:text-style-name="P3" xml:id="id22" draw:id="id22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.8cm" draw:start-shape="id24" draw:start-glue-point="1" draw:end-shape="id25" svg:d="m16730 19878c877 0 293-2078 1170-2078">
          <text:p/>
        </draw:connector>
        <draw:circle draw:style-name="gr8" draw:text-style-name="P3" xml:id="id24" draw:id="id24" draw:layer="layout" svg:width="0.229cm" svg:height="0.229cm" svg:x="16.501cm" svg:y="19.764cm">
          <text:p/>
        </draw:circle>
        <draw:rect draw:style-name="gr1" draw:text-style-name="P6" draw:layer="layout" svg:width="3.3cm" svg:height="2.595cm" svg:x="9.963cm" svg:y="1.6cm">
          <text:p text:style-name="P1"><text:span text:style-name="T5">event_id</text:span></text:p>
          <text:p text:style-name="P1"><text:span text:style-name="T5">label</text:span></text:p>
          <text:p text:style-name="P1"><text:span text:style-name="T5">event_type_code</text:span></text:p>
          <text:p text:style-name="P1"><text:span text:style-name="T5">vaccine_cvx</text:span></text:p>
          <text:p text:style-name="P1"><text:span text:style-name="T5">vaccine_mvx</text:span></text:p>
          <text:p text:style-name="P1"><text:span text:style-name="T5">trade_label </text:span></text:p>
        </draw:rect>
        <draw:rect draw:style-name="gr2" draw:text-style-name="P4" xml:id="id27" draw:id="id27" draw:layer="layout" svg:width="3.3cm" svg:height="0.61cm" svg:x="9.963cm" svg:y="1cm">
          <text:p text:style-name="P3"><text:span text:style-name="T2">Event</text:span></text:p>
        </draw:rect>
        <draw:rect draw:style-name="gr1" draw:text-style-name="P2" draw:layer="layout" svg:width="2.969cm" svg:height="1.9cm" svg:x="6.231cm" svg:y="1.6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</draw:rect>
        <draw:rect draw:style-name="gr2" draw:text-style-name="P4" draw:layer="layout" svg:width="2.969cm" svg:height="0.61cm" svg:x="6.231cm" svg:y="1cm">
          <text:p text:style-name="P3"><text:span text:style-name="T2">Test Event</text:span></text:p>
        </draw:rect>
        <draw:rect draw:style-name="gr1" draw:text-style-name="P2" draw:layer="layout" svg:width="3.663cm" svg:height="2.204cm" svg:x="14.5cm" svg:y="1.5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</draw:rect>
        <draw:rect draw:style-name="gr5" draw:text-style-name="P4" xml:id="id35" draw:id="id35" draw:layer="layout" svg:width="3.663cm" svg:height="0.5cm" svg:x="14.5cm" svg:y="1cm">
          <text:p text:style-name="P3"><text:span text:style-name="T2">Event Type</text:span></text:p>
        </draw:rect>
        <draw:circle draw:style-name="gr3" draw:text-style-name="P3" xml:id="id26" draw:id="id26" draw:layer="layout" svg:width="0.229cm" svg:height="0.229cm" svg:x="7.931cm" svg:y="2.6cm">
          <text:p/>
        </draw:circle>
        <draw:connector draw:style-name="gr4" draw:text-style-name="P3" draw:layer="layout" draw:type="curve" svg:x1="8.16cm" svg:y1="2.714cm" svg:x2="9.963cm" svg:y2="1.305cm" draw:start-shape="id26" draw:start-glue-point="1" draw:end-shape="id27" draw:end-glue-point="3" svg:d="m8160 2714c1353 0 452-1409 1803-1409">
          <text:p/>
        </draw:connector>
        <draw:rect draw:style-name="gr2" draw:text-style-name="P4" xml:id="id28" draw:id="id28" draw:layer="layout" svg:width="3.94cm" svg:height="0.61cm" svg:x="23cm" svg:y="5cm">
          <text:p text:style-name="P3"><text:span text:style-name="T2">Forecast Compare</text:span></text:p>
        </draw:rect>
        <draw:rect draw:style-name="gr2" draw:text-style-name="P4" xml:id="id30" draw:id="id30" draw:layer="layout" svg:width="3.94cm" svg:height="0.61cm" svg:x="23cm" svg:y="6.49cm">
          <text:p text:style-name="P3"><text:span text:style-name="T2">Forecast Target</text:span></text:p>
        </draw:rect>
        <draw:connector draw:style-name="gr4" draw:text-style-name="P3" draw:layer="layout" draw:type="curve" svg:x1="24.97cm" svg:y1="5.61cm" svg:x2="22.4cm" svg:y2="6.034cm" draw:start-shape="id28" draw:end-shape="id29" draw:end-glue-point="1" svg:d="m24970 5610c0 283-856 424-2570 424">
          <text:p/>
        </draw:connector>
        <draw:connector draw:style-name="gr4" draw:text-style-name="P3" draw:layer="layout" draw:type="curve" svg:x1="24.97cm" svg:y1="6.49cm" svg:x2="22.4cm" svg:y2="6.034cm" draw:start-shape="id30" draw:start-glue-point="0" draw:end-shape="id29" draw:end-glue-point="1" svg:d="m24970 64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1</text:span></text:p>
          </draw:text-box>
        </draw:frame>
        <draw:rect draw:style-name="gr1" draw:text-style-name="P6" xml:id="id21" draw:id="id21" draw:layer="layout" svg:width="3.6cm" svg:height="0.915cm" svg:x="14.2cm" svg:y="12.185cm">
          <text:p text:style-name="P1"><text:span text:style-name="T5">vaccine_group_id</text:span></text:p>
          <text:p text:style-name="P1"><text:span text:style-name="T5">label</text:span></text:p>
          <text:p text:style-name="P1"><text:span text:style-name="T10"/></text:p>
        </draw:rect>
        <draw:rect draw:style-name="gr2" draw:text-style-name="P4" draw:layer="layout" svg:width="3.34cm" svg:height="0.61cm" svg:x="19.06cm" svg:y="11.8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2.374cm">
          <text:p text:style-name="P1"><text:span text:style-name="T5">forecast_cvx_id</text:span></text:p>
          <text:p text:style-name="P1"><text:span text:style-name="T5">vaccine_group_id</text:span></text:p>
          <text:p text:style-name="P1"><text:span text:style-name="T5">vaccine_cvx</text:span></text:p>
          <text:p text:style-name="P1"><text:span text:style-name="T5"/></text:p>
        </draw:rect>
        <draw:circle draw:style-name="gr3" draw:text-style-name="P3" xml:id="id31" draw:id="id31" draw:layer="layout" svg:width="0.229cm" svg:height="0.229cm" svg:x="18.9cm" svg:y="12.96cm">
          <text:p/>
        </draw:circle>
        <draw:connector draw:style-name="gr4" draw:text-style-name="P3" draw:layer="layout" draw:type="curve" svg:x1="18.9cm" svg:y1="13.074cm" svg:x2="17.8cm" svg:y2="12.642cm" draw:start-shape="id31" draw:start-glue-point="3" draw:end-shape="id21" svg:d="m18900 13074c-825 0-275-432-1100-432">
          <text:p/>
        </draw:connector>
        <draw:rect draw:style-name="gr11" draw:text-style-name="P2" xml:id="id49" draw:id="id49" draw:layer="layout" svg:width="3.66cm" svg:height="4.587cm" svg:x="22.84cm" svg:y="11.913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/></text:p>
        </draw:rect>
        <draw:rect draw:style-name="gr12" draw:text-style-name="P4" xml:id="id47" draw:id="id47" draw:layer="layout" svg:width="3.66cm" svg:height="0.623cm" svg:x="22.84cm" svg:y="11.3cm">
          <text:p text:style-name="P3"><text:span text:style-name="T2">Admin</text:span></text:p>
        </draw:rect>
        <draw:circle draw:style-name="gr3" draw:text-style-name="P3" xml:id="id32" draw:id="id32" draw:layer="layout" svg:width="0.229cm" svg:height="0.229cm" svg:x="6.1cm" svg:y="2.18cm">
          <text:p/>
        </draw:circle>
        <draw:connector draw:style-name="gr4" draw:text-style-name="P3" draw:layer="layout" draw:type="curve" svg:x1="6.1cm" svg:y1="2.294cm" svg:x2="5cm" svg:y2="1.405cm" draw:start-shape="id32" draw:start-glue-point="3" draw:end-shape="id33" draw:end-glue-point="1" svg:d="m6100 2294c-825 0-275-889-1100-889">
          <text:p/>
        </draw:connector>
        <draw:circle draw:style-name="gr3" draw:text-style-name="P3" xml:id="id34" draw:id="id34" draw:layer="layout" svg:width="0.229cm" svg:height="0.229cm" svg:x="12.9cm" svg:y="2.539cm">
          <text:p/>
        </draw:circle>
        <draw:connector draw:style-name="gr4" draw:text-style-name="P3" draw:layer="layout" draw:type="curve" svg:x1="13.129cm" svg:y1="2.653cm" svg:x2="14.5cm" svg:y2="1.25cm" draw:start-shape="id34" draw:start-glue-point="1" draw:end-shape="id35" draw:end-glue-point="3" svg:d="m13129 2653c1029 0 344-1403 1371-1403">
          <text:p/>
        </draw:connector>
        <draw:rect draw:style-name="gr10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10" draw:text-style-name="P2" xml:id="id17" draw:id="id17" draw:layer="layout" svg:width="4.4cm" svg:height="2.4cm" svg:x="12.7cm" svg:y="5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7cm" svg:y="4.4cm">
          <text:p text:style-name="P3"><text:span text:style-name="T2">Software Result</text:span></text:p>
        </draw:rect>
        <draw:rect draw:style-name="gr10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4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40" draw:id="id40" draw:layer="layout" svg:width="5.01cm" svg:height="0.61cm" svg:x="4.09cm" svg:y="14.6cm">
          <text:p text:style-name="P3"><text:span text:style-name="T11">Evaluation Expected</text:span></text:p>
        </draw:rect>
        <draw:rect draw:style-name="gr10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8" draw:text-style-name="P3" xml:id="id38" draw:id="id38" draw:layer="layout" svg:width="0.229cm" svg:height="0.229cm" svg:x="13.8cm" svg:y="15.063cm">
          <text:p/>
        </draw:circle>
        <draw:circle draw:style-name="gr8" draw:text-style-name="P3" xml:id="id39" draw:id="id39" draw:layer="layout" svg:width="0.229cm" svg:height="0.229cm" svg:x="10.201cm" svg:y="15.464cm">
          <text:p/>
        </draw:circle>
        <draw:rect draw:style-name="gr2" draw:text-style-name="P4" xml:id="id37" draw:id="id37" draw:layer="layout" svg:width="2.3cm" svg:height="0.61cm" svg:x="10.131cm" svg:y="6.8cm">
          <text:p text:style-name="P3"><text:span text:style-name="T2">Software</text:span></text:p>
        </draw:rect>
        <draw:circle draw:style-name="gr8" draw:text-style-name="P3" xml:id="id36" draw:id="id36" draw:layer="layout" svg:width="0.229cm" svg:height="0.229cm" svg:x="12.571cm" svg:y="5.6cm">
          <text:p/>
        </draw:circle>
        <draw:connector draw:style-name="gr4" draw:text-style-name="P3" draw:layer="layout" draw:type="curve" svg:x1="12.571cm" svg:y1="5.714cm" svg:x2="11.281cm" svg:y2="6.8cm" draw:start-shape="id36" draw:start-glue-point="3" draw:end-shape="id37" draw:end-glue-point="0" svg:d="m12571 5714c-860 0-1290 362-1290 1086">
          <text:p/>
        </draw:connector>
        <draw:connector draw:style-name="gr4" draw:text-style-name="P3" draw:layer="layout" draw:type="curve" svg:x1="14.029cm" svg:y1="15.177cm" svg:x2="14.62cm" svg:y2="16.99cm" draw:start-shape="id38" draw:start-glue-point="1" draw:end-shape="id23" draw:end-glue-point="0" svg:d="m14029 15177c394 0 591 604 591 1813">
          <text:p/>
        </draw:connector>
        <draw:custom-shape draw:style-name="gr13" draw:text-style-name="P8" draw:layer="layout" svg:width="0.991cm" svg:height="0.33cm" svg:x="7.009cm" svg:y="16.2cm">
          <text:p text:style-name="P3"><text:span text:style-name="T7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39" draw:start-glue-point="3" draw:end-shape="id40" draw:end-glue-point="1" svg:d="m10201 15578c-825 0-275-673-1101-673">
          <text:p/>
        </draw:connector>
        <draw:circle draw:style-name="gr8" draw:text-style-name="P3" xml:id="id41" draw:id="id41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9cm" svg:y2="7.4cm" draw:start-shape="id41" draw:start-glue-point="1" draw:end-shape="id17" draw:end-glue-point="2" svg:d="m11600 9485c2200 0 3300-695 3300-2085">
          <text:p/>
        </draw:connector>
        <draw:custom-shape draw:style-name="gr13" draw:text-style-name="P8" draw:layer="layout" svg:width="1.491cm" svg:height="0.33cm" svg:x="15.2cm" svg:y="6.7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2" draw:text-style-name="P4" xml:id="id43" draw:id="id43" draw:layer="layout" svg:width="3.286cm" svg:height="0.683cm" svg:x="1.8cm" svg:y="9.6cm">
          <text:p text:style-name="P3"><text:span text:style-name="T2">Evalution</text:span></text:p>
        </draw:rect>
        <draw:circle draw:style-name="gr8" draw:text-style-name="P3" xml:id="id42" draw:id="id42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42" draw:start-glue-point="3" draw:end-shape="id43" draw:end-glue-point="1" svg:d="m8000 10143c-2185 0-729-202-2914-202">
          <text:p/>
        </draw:connector>
        <draw:circle draw:style-name="gr8" draw:text-style-name="P3" xml:id="id44" draw:id="id44" draw:layer="layout" svg:width="0.229cm" svg:height="0.229cm" svg:x="3.971cm" svg:y="17.371cm">
          <text:p/>
        </draw:circle>
        <draw:custom-shape draw:style-name="gr13" draw:text-style-name="P8" draw:layer="layout" svg:width="2.491cm" svg:height="0.33cm" svg:x="7.409cm" svg:y="18.5cm">
          <text:p text:style-name="P3"><text:span text:style-name="T7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" xml:id="id45" draw:id="id45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44" draw:start-glue-point="3" draw:end-shape="id45" draw:end-glue-point="2" svg:d="m3971 17485c-352 0-528-1574-528-4724">
          <text:p/>
        </draw:connector>
        <draw:circle draw:style-name="gr8" draw:text-style-name="P3" xml:id="id46" draw:id="id46" draw:layer="layout" svg:width="0.229cm" svg:height="0.229cm" svg:x="20.371cm" svg:y="8.071cm">
          <text:p/>
        </draw:circle>
        <draw:connector draw:style-name="gr4" draw:text-style-name="P3" draw:layer="layout" draw:type="curve" svg:x1="20.6cm" svg:y1="8.185cm" svg:x2="24.67cm" svg:y2="11.3cm" draw:start-shape="id46" draw:start-glue-point="1" draw:end-shape="id47" draw:end-glue-point="0" svg:d="m20600 8185c2714 0 4070 1038 4070 3115">
          <text:p/>
        </draw:connector>
        <draw:circle draw:style-name="gr8" draw:text-style-name="P3" xml:id="id48" draw:id="id48" draw:layer="layout" svg:width="0.229cm" svg:height="0.229cm" svg:x="20.5cm" svg:y="17.26cm">
          <text:p/>
        </draw:circle>
        <draw:connector draw:style-name="gr4" draw:text-style-name="P3" draw:layer="layout" draw:type="curve" svg:x1="20.729cm" svg:y1="17.374cm" svg:x2="24.67cm" svg:y2="16.5cm" draw:start-shape="id48" draw:start-glue-point="1" draw:end-shape="id49" draw:end-glue-point="2" svg:d="m20729 17374c2628 0 3941-291 3941-874">
          <text:p/>
        </draw:connector>
        <draw:circle draw:style-name="gr8" draw:text-style-name="P3" xml:id="id50" draw:id="id50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1.916cm" draw:start-shape="id50" draw:start-glue-point="1" draw:end-shape="id19" draw:end-glue-point="3" svg:d="m11500 11385c2025 0 675 531 2700 531">
          <text:p/>
        </draw:connector>
        <draw:custom-shape draw:style-name="gr13" draw:text-style-name="P8" draw:layer="layout" svg:width="2cm" svg:height="0.33cm" svg:x="10.8cm" svg:y="9.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491cm" svg:height="0.33cm" svg:x="6.7cm" svg:y="15.7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cm" svg:height="0.33cm" svg:x="6.7cm" svg:y="16.9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text-style-name="P2" draw:layer="layout" svg:width="4cm" svg:height="1.1cm" svg:x="5.7cm" svg:y="5.4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52" draw:id="id52" draw:layer="layout" svg:width="4cm" svg:height="0.61cm" svg:x="5.7cm" svg:y="4.8cm">
          <text:p text:style-name="P3"><text:span text:style-name="T2">Evaluation Type</text:span></text:p>
        </draw:rect>
        <draw:rect draw:style-name="gr10" draw:text-style-name="P2" draw:layer="layout" svg:width="4cm" svg:height="1.1cm" svg:x="2.4cm" svg:y="7.7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54" draw:id="id54" draw:layer="layout" svg:width="4cm" svg:height="0.61cm" svg:x="2.4cm" svg:y="7.1cm">
          <text:p text:style-name="P3"><text:span text:style-name="T2">Forecast Type</text:span></text:p>
        </draw:rect>
        <draw:circle draw:style-name="gr8" draw:text-style-name="P3" xml:id="id51" draw:id="id51" draw:layer="layout" svg:width="0.229cm" svg:height="0.229cm" svg:x="4.571cm" svg:y="5cm">
          <text:p/>
        </draw:circle>
        <draw:connector draw:style-name="gr4" draw:text-style-name="P3" draw:layer="layout" draw:type="curve" svg:x1="4.8cm" svg:y1="5.114cm" svg:x2="5.7cm" svg:y2="5.105cm" draw:start-shape="id51" draw:start-glue-point="1" draw:end-shape="id52" draw:end-glue-point="3" svg:d="m4800 5114c675 0 225-9 900-9">
          <text:p/>
        </draw:connector>
        <draw:circle draw:style-name="gr8" draw:text-style-name="P3" xml:id="id53" draw:id="id53" draw:layer="layout" svg:width="0.229cm" svg:height="0.229cm" svg:x="4.286cm" svg:y="5.5cm">
          <text:p/>
        </draw:circle>
        <draw:connector draw:style-name="gr4" draw:text-style-name="P3" draw:layer="layout" draw:type="curve" svg:x1="4.4cm" svg:y1="5.729cm" svg:x2="4.4cm" svg:y2="7.1cm" draw:start-shape="id53" draw:start-glue-point="2" draw:end-shape="id54" svg:d="m4400 5729v1371">
          <text:p/>
        </draw:connector>
      </draw:page>
      <draw:page draw:name="page3" draw:style-name="dp1" draw:master-page-name="Default">
        <draw:rect draw:style-name="gr1" draw:text-style-name="P2" draw:layer="layout" svg:width="2.691cm" svg:height="2.4cm" svg:x="22.909cm" svg:y="13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60" draw:id="id60" draw:layer="layout" svg:width="2.691cm" svg:height="0.61cm" svg:x="22.909cm" svg:y="12.4cm">
          <text:p text:style-name="P3"><text:span text:style-name="T2">Test Note</text:span></text:p>
        </draw:rect>
        <draw:rect draw:style-name="gr10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2.9cm">
          <text:p text:style-name="P1"><text:span text:style-name="T5">rating_status</text:span></text:p>
          <text:p text:style-name="P1"><text:span text:style-name="T5">label</text:span></text:p>
          <text:p text:style-name="P1"><text:span text:style-name="T5"><text:s text:c="2"/></text:span><text:span text:style-name="T5">- L like</text:span></text:p>
          <text:p text:style-name="P1"><text:span text:style-name="T5"><text:s text:c="2"/></text:span><text:span text:style-name="T5">- C comment</text:span></text:p>
          <text:p text:style-name="P1"><text:span text:style-name="T5"><text:s text:c="2"/></text:span><text:span text:style-name="T5">- P problem</text:span></text:p>
        </draw:rect>
        <draw:rect draw:style-name="gr5" draw:text-style-name="P4" draw:layer="layout" svg:width="2.634cm" svg:height="0.5cm" svg:x="18.9cm" svg:y="12.4cm">
          <text:p text:style-name="P3"><text:span text:style-name="T2">Rating</text:span></text:p>
        </draw:rect>
        <draw:circle draw:style-name="gr8" draw:text-style-name="P3" xml:id="id55" draw:id="id55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55" draw:start-glue-point="3" draw:end-shape="id56" svg:d="m7394 10614c-1120 0-374-9-1494-9">
          <text:p/>
        </draw:connector>
        <draw:custom-shape draw:style-name="gr9" draw:text-style-name="P8" draw:layer="layout" svg:width="1.491cm" svg:height="0.33cm" svg:x="25.309cm" svg:y="13.5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1</text:span></text:p>
          </draw:text-box>
        </draw:frame>
        <draw:rect draw:style-name="gr2" draw:text-style-name="P4" xml:id="id58" draw:id="id58" draw:layer="layout" svg:width="5.01cm" svg:height="0.61cm" svg:x="0.994cm" svg:y="5cm">
          <text:p text:style-name="P3"><text:span text:style-name="T2">Evaluation Expected</text:span></text:p>
        </draw:rect>
        <draw:rect draw:style-name="gr10" draw:text-style-name="P2" draw:layer="layout" svg:width="6.5cm" svg:height="1.363cm" svg:x="7.5cm" svg:y="4.5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cm">
          <text:p text:style-name="P3"><text:span text:style-name="T2">Evaluation Expected Rating</text:span></text:p>
        </draw:rect>
        <draw:circle draw:style-name="gr8" draw:text-style-name="P3" xml:id="id57" draw:id="id57" draw:layer="layout" svg:width="0.229cm" svg:height="0.229cm" svg:x="7.394cm" svg:y="5.191cm">
          <text:p/>
        </draw:circle>
        <draw:connector draw:style-name="gr4" draw:text-style-name="P3" draw:layer="layout" draw:type="curve" svg:x1="7.394cm" svg:y1="5.305cm" svg:x2="6.004cm" svg:y2="5.305cm" draw:start-shape="id57" draw:start-glue-point="3" draw:end-shape="id58" draw:end-glue-point="1" svg:d="m7394 5305h-1390">
          <text:p/>
        </draw:connector>
        <draw:custom-shape draw:style-name="gr9" draw:text-style-name="P8" draw:layer="layout" svg:width="0.991cm" svg:height="0.33cm" svg:x="24.978cm" svg:y="14.4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56" draw:id="id56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9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66" draw:id="id66" draw:layer="layout" svg:width="4.158cm" svg:height="0.61cm" svg:x="18.842cm" svg:y="9cm">
          <text:p text:style-name="P3"><text:span text:style-name="T2">Expert Rating</text:span></text:p>
        </draw:rect>
        <draw:custom-shape draw:style-name="gr9" draw:text-style-name="P8" draw:layer="layout" svg:width="1.219cm" svg:height="0.33cm" svg:x="20.781cm" svg:y="10.1cm">
          <text:p text:style-name="P3"><text:span text:style-name="T7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59" draw:id="id59" draw:layer="layout" svg:width="0.229cm" svg:height="0.229cm" svg:x="21.4cm" svg:y="10.471cm">
          <text:p/>
        </draw:circle>
        <draw:connector draw:style-name="gr4" draw:text-style-name="P3" draw:layer="layout" draw:type="curve" svg:x1="21.629cm" svg:y1="10.585cm" svg:x2="24.254cm" svg:y2="12.4cm" draw:start-shape="id59" draw:start-glue-point="1" draw:end-shape="id60" draw:end-glue-point="0" svg:d="m21629 10585c1750 0 2625 605 2625 1815">
          <text:p/>
        </draw:connector>
        <draw:rect draw:style-name="gr2" draw:text-style-name="P4" xml:id="id62" draw:id="id62" draw:layer="layout" svg:width="5.01cm" svg:height="0.61cm" svg:x="0.994cm" svg:y="7.7cm">
          <text:p text:style-name="P3"><text:span text:style-name="T2">Evaluation Actual</text:span></text:p>
        </draw:rect>
        <draw:rect draw:style-name="gr10" draw:text-style-name="P2" draw:layer="layout" svg:width="6.5cm" svg:height="1.363cm" svg:x="7.5cm" svg:y="7.2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6.7cm">
          <text:p text:style-name="P3"><text:span text:style-name="T2">Evaluation Actual Rating</text:span></text:p>
        </draw:rect>
        <draw:circle draw:style-name="gr8" draw:text-style-name="P3" xml:id="id61" draw:id="id61" draw:layer="layout" svg:width="0.229cm" svg:height="0.229cm" svg:x="7.394cm" svg:y="7.891cm">
          <text:p/>
        </draw:circle>
        <draw:connector draw:style-name="gr4" draw:text-style-name="P3" draw:layer="layout" draw:type="curve" svg:x1="7.394cm" svg:y1="8.005cm" svg:x2="6.004cm" svg:y2="8.005cm" draw:start-shape="id61" draw:start-glue-point="3" draw:end-shape="id62" draw:end-glue-point="1" svg:d="m7394 8005h-1390">
          <text:p/>
        </draw:connector>
        <draw:rect draw:style-name="gr10" draw:text-style-name="P2" draw:layer="layout" svg:width="6.5cm" svg:height="1.487cm" svg:x="7.5cm" svg:y="12.6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2cm">
          <text:p text:style-name="P3"><text:span text:style-name="T2">Forecast Actual Rating</text:span></text:p>
        </draw:rect>
        <draw:circle draw:style-name="gr8" draw:text-style-name="P3" xml:id="id63" draw:id="id63" draw:layer="layout" svg:width="0.229cm" svg:height="0.229cm" svg:x="7.394cm" svg:y="13.2cm">
          <text:p/>
        </draw:circle>
        <draw:connector draw:style-name="gr4" draw:text-style-name="P3" draw:layer="layout" draw:type="curve" svg:x1="7.394cm" svg:y1="13.314cm" svg:x2="5.9cm" svg:y2="13.305cm" draw:start-shape="id63" draw:start-glue-point="3" draw:end-shape="id64" svg:d="m7394 13314c-1120 0-374-9-1494-9">
          <text:p/>
        </draw:connector>
        <draw:rect draw:style-name="gr2" draw:text-style-name="P4" xml:id="id64" draw:id="id64" draw:layer="layout" svg:width="4.9cm" svg:height="0.61cm" svg:x="1cm" svg:y="13cm">
          <text:p text:style-name="P3"><text:span text:style-name="T2">Forecast Actual</text:span></text:p>
        </draw:rect>
        <draw:circle draw:style-name="gr8" draw:text-style-name="P3" xml:id="id65" draw:id="id65" draw:layer="layout" svg:width="0.229cm" svg:height="0.229cm" svg:x="10.494cm" svg:y="13.6cm">
          <text:p/>
        </draw:circle>
        <draw:connector draw:style-name="gr4" draw:text-style-name="P3" draw:layer="layout" draw:type="curve" svg:x1="10.723cm" svg:y1="13.714cm" svg:x2="18.842cm" svg:y2="9.305cm" draw:start-shape="id65" draw:start-glue-point="1" draw:end-shape="id66" svg:d="m10723 13714c6090 0 2031-4409 8119-4409">
          <text:p/>
        </draw:connector>
        <draw:circle draw:style-name="gr8" draw:text-style-name="P3" xml:id="id67" draw:id="id67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9.305cm" draw:start-shape="id67" draw:start-glue-point="1" draw:end-shape="id66" draw:end-glue-point="3" svg:d="m10722 11072c6090 0 2030-1767 8120-1767">
          <text:p/>
        </draw:connector>
        <draw:circle draw:style-name="gr8" draw:text-style-name="P3" xml:id="id68" draw:id="id68" draw:layer="layout" svg:width="0.229cm" svg:height="0.229cm" svg:x="10.493cm" svg:y="8.258cm">
          <text:p/>
        </draw:circle>
        <draw:connector draw:style-name="gr4" draw:text-style-name="P3" draw:layer="layout" draw:type="curve" svg:x1="10.722cm" svg:y1="8.372cm" svg:x2="18.842cm" svg:y2="9.305cm" draw:start-shape="id68" draw:start-glue-point="1" draw:end-shape="id66" draw:end-glue-point="3" svg:d="m10722 8372c6090 0 2030 933 8120 933">
          <text:p/>
        </draw:connector>
        <draw:circle draw:style-name="gr8" draw:text-style-name="P3" xml:id="id69" draw:id="id69" draw:layer="layout" svg:width="0.229cm" svg:height="0.229cm" svg:x="10.493cm" svg:y="5.558cm">
          <text:p/>
        </draw:circle>
        <draw:connector draw:style-name="gr4" draw:text-style-name="P3" draw:layer="layout" draw:type="curve" svg:x1="10.722cm" svg:y1="5.672cm" svg:x2="18.842cm" svg:y2="9.305cm" draw:start-shape="id69" draw:start-glue-point="1" draw:end-shape="id66" svg:d="m10722 5672c6090 0 2030 3633 8120 3633">
          <text:p/>
        </draw:connector>
        <draw:rect draw:style-name="gr10" draw:text-style-name="P2" draw:layer="layout" svg:width="4.5cm" svg:height="1.563cm" svg:x="21.8cm" svg:y="6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5.69cm">
          <text:p text:style-name="P3"><text:span text:style-name="T2">Test Case Rating</text:span></text:p>
        </draw:rect>
        <draw:circle draw:style-name="gr8" draw:text-style-name="P3" xml:id="id70" draw:id="id70" draw:layer="layout" svg:width="0.229cm" svg:height="0.229cm" svg:x="21.69cm" svg:y="6.871cm">
          <text:p/>
        </draw:circle>
        <draw:connector draw:style-name="gr4" draw:text-style-name="P3" draw:layer="layout" draw:type="curve" svg:x1="21.69cm" svg:y1="6.985cm" svg:x2="20.921cm" svg:y2="9cm" draw:start-shape="id70" draw:start-glue-point="3" draw:end-shape="id66" draw:end-glue-point="0" svg:d="m21690 6985c-513 0-769 671-769 2015">
          <text:p/>
        </draw:connector>
        <draw:rect draw:style-name="gr2" draw:text-style-name="P4" xml:id="id72" draw:id="id72" draw:layer="layout" svg:width="2.65cm" svg:height="0.61cm" svg:x="24.049cm" svg:y="8.999cm">
          <text:p text:style-name="P3"><text:span text:style-name="T2">Test Case</text:span></text:p>
        </draw:rect>
        <draw:circle draw:style-name="gr8" draw:text-style-name="P3" xml:id="id71" draw:id="id71" draw:layer="layout" svg:width="0.229cm" svg:height="0.229cm" svg:x="24.171cm" svg:y="7.3cm">
          <text:p/>
        </draw:circle>
        <draw:connector draw:style-name="gr4" draw:text-style-name="P3" draw:layer="layout" draw:type="curve" svg:x1="24.4cm" svg:y1="7.414cm" svg:x2="25.374cm" svg:y2="8.999cm" draw:start-shape="id71" draw:start-glue-point="1" draw:end-shape="id72" draw:end-glue-point="0" svg:d="m24400 7414c650 0 974 528 974 1585">
          <text:p/>
        </draw:connector>
      </draw:page>
      <draw:page draw:name="page4" draw:style-name="dp1" draw:master-page-name="Default">
        <draw:rect draw:style-name="gr2" draw:text-style-name="P4" xml:id="id73" draw:id="id73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81" draw:id="id81" draw:layer="layout" svg:width="3.1cm" svg:height="2.4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</draw:rect>
        <draw:rect draw:style-name="gr2" draw:text-style-name="P4" xml:id="id74" draw:id="id74" draw:layer="layout" svg:width="3.1cm" svg:height="0.61cm" svg:x="4cm" svg:y="4.4cm">
          <text:p text:style-name="P3"><text:span text:style-name="T2">Software</text:span></text:p>
        </draw:rect>
        <draw:rect draw:style-name="gr2" draw:text-style-name="P4" xml:id="id84" draw:id="id84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86" draw:id="id86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55cm" svg:y2="4.4cm" draw:start-shape="id73" draw:start-glue-point="1" draw:end-shape="id74" draw:end-glue-point="0" svg:d="m4740 2195c540 0 810 735 810 2205">
          <text:p/>
        </draw:connector>
        <draw:connector draw:style-name="gr4" draw:text-style-name="P3" draw:layer="layout" draw:type="curve" svg:x1="4.7cm" svg:y1="3.295cm" svg:x2="5.55cm" svg:y2="4.4cm" draw:start-shape="id75" draw:start-glue-point="1" draw:end-shape="id74" draw:end-glue-point="0" svg:d="m4700 3295c567 0 850 368 850 1105">
          <text:p/>
        </draw:connector>
        <draw:rect draw:style-name="gr1" draw:text-style-name="P2" xml:id="id77" draw:id="id77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79" draw:id="id79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88" draw:id="id88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76" draw:id="id76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76" draw:start-glue-point="3" draw:end-shape="id77" svg:d="m12100 15704c-1344 0-2015-868-2015-2604">
          <text:p/>
        </draw:connector>
        <draw:circle draw:style-name="gr3" draw:text-style-name="P3" xml:id="id78" draw:id="id78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78" draw:start-glue-point="1" draw:end-shape="id79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55cm" svg:y2="7.4cm" draw:start-shape="id80" draw:start-glue-point="3" draw:end-shape="id81" draw:end-glue-point="2" svg:d="m7906 12385c-1571 0-2356-1661-2356-4985">
          <text:p/>
        </draw:connector>
        <draw:circle draw:style-name="gr3" draw:text-style-name="P3" xml:id="id80" draw:id="id80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55cm" svg:y2="7.4cm" draw:start-shape="id82" draw:start-glue-point="3" draw:end-shape="id81" svg:d="m7900 10409c-1567 0-2350-1003-2350-3009">
          <text:p/>
        </draw:connector>
        <draw:circle draw:style-name="gr3" draw:text-style-name="P3" xml:id="id82" draw:id="id82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83" draw:start-glue-point="3" draw:end-shape="id84" draw:end-glue-point="1" svg:d="m7947 12809c-1009 0-336-4-1347-4">
          <text:p/>
        </draw:connector>
        <draw:circle draw:style-name="gr3" draw:text-style-name="P3" xml:id="id83" draw:id="id83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85" draw:start-glue-point="3" draw:end-shape="id86" svg:d="m12100 16075c-354 0-531 471-531 1415">
          <text:p/>
        </draw:connector>
        <draw:circle draw:style-name="gr3" draw:text-style-name="P3" xml:id="id85" draw:id="id85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87" draw:start-glue-point="1" draw:end-shape="id88" svg:d="m16221 19696c913 0 859-3581 108-3581">
          <text:p/>
        </draw:connector>
        <draw:circle draw:style-name="gr3" draw:text-style-name="P3" xml:id="id87" draw:id="id87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89" draw:start-glue-point="3" draw:end-shape="id86" draw:end-glue-point="2" svg:d="m12160 20104c-394 0-591-668-591-2004">
          <text:p/>
        </draw:connector>
        <draw:circle draw:style-name="gr3" draw:text-style-name="P3" xml:id="id89" draw:id="id89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588cm" svg:y="1cm">
          <draw:text-box>
            <text:p><text:span text:style-name="T9">TCH Forecast Tester</text:span></text:p>
          </draw:text-box>
        </draw:frame>
        <draw:rect draw:style-name="gr2" draw:text-style-name="P4" xml:id="id75" draw:id="id75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5cm" svg:height="2.9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92" draw:id="id92" draw:layer="layout" svg:width="3.5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90" draw:id="id90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55cm" svg:y2="4.4cm" draw:start-shape="id90" draw:start-glue-point="3" draw:end-shape="id74" draw:end-glue-point="0" svg:d="m7871 2385c-1548 0-2321 671-2321 2015">
          <text:p/>
        </draw:connector>
        <draw:circle draw:style-name="gr3" draw:text-style-name="P3" xml:id="id91" draw:id="id91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2.85cm" svg:y2="4.4cm" draw:start-shape="id91" draw:start-glue-point="1" draw:end-shape="id92" draw:end-glue-point="0" svg:d="m10058 2785c1862 0 2792 538 27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95" draw:id="id95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93" draw:id="id93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2.85cm" svg:y2="4.4cm" draw:start-shape="id93" draw:start-glue-point="3" draw:end-shape="id92" draw:end-glue-point="0" svg:d="m14371 2885c-1014 0-1521 505-1521 1515">
          <text:p/>
        </draw:connector>
        <draw:circle draw:style-name="gr3" draw:text-style-name="P3" xml:id="id94" draw:id="id94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94" draw:start-glue-point="1" draw:end-shape="id95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1</text:span></text:p>
          </draw:text-box>
        </draw:frame>
        <draw:rect draw:style-name="gr2" draw:text-style-name="P4" xml:id="id97" draw:id="id97" draw:layer="layout" svg:width="4.146cm" svg:height="0.61cm" svg:x="1.354cm" svg:y="17.49cm">
          <text:p text:style-name="P3"><text:span text:style-name="T2">Evaluation Actual</text:span></text:p>
        </draw:rect>
        <draw:rect draw:style-name="gr10" draw:text-style-name="P2" xml:id="id99" draw:id="id99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8" draw:text-style-name="P3" xml:id="id101" draw:id="id101" draw:layer="layout" svg:width="0.229cm" svg:height="0.229cm" svg:x="8.085cm" svg:y="15.59cm">
          <text:p/>
        </draw:circle>
        <draw:rect draw:style-name="gr10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96" draw:start-glue-point="3" draw:end-shape="id97" svg:d="m4085 16075c-439 0-658 471-658 1415">
          <text:p/>
        </draw:connector>
        <draw:circle draw:style-name="gr8" draw:text-style-name="P3" xml:id="id96" draw:id="id96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98" draw:start-glue-point="1" draw:end-shape="id99" svg:d="m8606 19696c751 0 804-3581-106-3581">
          <text:p/>
        </draw:connector>
        <draw:circle draw:style-name="gr8" draw:text-style-name="P3" xml:id="id98" draw:id="id98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00" draw:start-glue-point="3" draw:end-shape="id97" svg:d="m4145 20104c-479 0-718-668-718-2004">
          <text:p/>
        </draw:connector>
        <draw:circle draw:style-name="gr8" draw:text-style-name="P3" xml:id="id100" draw:id="id100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01" draw:start-glue-point="1" draw:end-shape="id77" draw:end-glue-point="2" svg:d="m8314 15704c1181 0 1771-868 1771-2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5H4M43S</meta:editing-duration>
    <meta:editing-cycles>65</meta:editing-cycles>
    <meta:generator>OpenOffice.org/3.4.1$Win32 OpenOffice.org_project/341m1$Build-9593</meta:generator>
    <dc:date>2014-02-11T06:52:44.39</dc:date>
    <dc:creator>Nathan Bunker</dc:creator>
    <meta:printed-by>Nathan Bunker</meta:printed-by>
    <meta:print-date>2013-02-09T03:54:37.84</meta:print-date>
    <meta:document-statistic meta:object-count="242"/>
  </office:meta>
</office:document-meta>
</file>